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.9" calcext:value-type="float">
            <text:p>99.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.47" calcext:value-type="float">
            <text:p>99.4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0/00/0000</text:date>, <text:time style:data-style-name="N2" text:time-value="17:24:32.276129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09-24T17:31:35.605728308</dc:date>
    <meta:editing-duration>PT9H50M32S</meta:editing-duration>
    <meta:editing-cycles>141</meta:editing-cycles>
    <meta:generator>LibreOffice/5.1.6.2$Linux_X86_64 LibreOffice_project/10m0$Build-2</meta:generator>
    <meta:document-statistic meta:table-count="1" meta:cell-count="200" meta:object-count="0"/>
  </office:meta>
</office:document-meta>
</file>